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1371607662ED3D7B9D2.png" manifest:media-type="image/png"/>
  <manifest:file-entry manifest:full-path="Pictures/10000001000006FD0000013FD5BA8D694D8CEA67.png" manifest:media-type="image/png"/>
  <manifest:file-entry manifest:full-path="Pictures/10000001000006FD00000102933C13884C110FD8.png" manifest:media-type="image/png"/>
  <manifest:file-entry manifest:full-path="Pictures/10000001000004C600000376FEE647F33D6EE5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fo:font-weight="bold" officeooo:rsid="0016337c" officeooo:paragraph-rsid="0016337c" style:font-size-asian="18.3500003814697pt" style:font-weight-asian="bold" style:font-size-complex="21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/text:p>
      <text:p text:style-name="P1"/>
      <text:p text:style-name="P1">Q1.</text:p>
      <text:p text:style-name="P1"><draw:frame draw:style-name="fr1" draw:name="Image2" text:anchor-type="char" svg:width="20.327cm" svg:height="14.265cm" draw:z-index="3"><draw:image xlink:href="Pictures/10000001000004C600000376FEE647F33D6EE5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2.</text:p>
      <text:p text:style-name="P1"><draw:frame draw:style-name="fr2" draw:name="Image1" text:anchor-type="char" svg:x="-1.709cm" svg:y="0.145cm" svg:width="20.71cm" svg:height="7.093cm" draw:z-index="0"><draw:image xlink:href="Pictures/10000001000006FD00000102933C13884C110FD8.png" xlink:type="simple" xlink:show="embed" xlink:actuate="onLoad" draw:mime-type="image/png"/></draw:frame></text:p>
      <text:p text:style-name="P1"/>
      <text:p text:style-name="P1">Q3.</text:p>
      <text:p text:style-name="P1"><draw:frame draw:style-name="fr2" draw:name="Image3" text:anchor-type="char" svg:x="-2cm" svg:y="0.767cm" svg:width="21.001cm" svg:height="8.574cm" draw:z-index="1"><draw:image xlink:href="Pictures/10000001000006FD0000013FD5BA8D694D8CEA67.png" xlink:type="simple" xlink:show="embed" xlink:actuate="onLoad" draw:mime-type="image/png"/></draw:frame></text:p>
      <text:p text:style-name="P1">Q4.</text:p>
      <text:p text:style-name="P1"><draw:frame draw:style-name="fr1" draw:name="Image4" text:anchor-type="char" svg:width="20.747cm" svg:height="7.9cm" draw:z-index="2"><draw:image xlink:href="Pictures/100000010000073B000001371607662ED3D7B9D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26:36.769646505</meta:creation-date>
    <dc:date>2023-09-10T22:10:15.954293419</dc:date>
    <meta:editing-duration>PT1H33M2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5" meta:word-count="5" meta:character-count="23" meta:non-whitespace-character-count="22"/>
  </office:meta>
</office:document-meta>
</file>